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Carta_Exigencia.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rebuchet MS" fo:font-size="6pt" fo:font-weight="bold" officeooo:paragraph-rsid="00230f66" style:font-size-asian="6pt" style:font-weight-asian="bold" style:font-size-complex="6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230f66"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paragraph-rsid="00230f66" style:font-size-asian="8pt" style:font-weight-asian="normal" style:font-size-complex="8pt" style:font-weight-complex="normal"/>
    </style:style>
    <style:style style:name="P4" style:family="paragraph" style:parent-style-name="Header">
      <style:paragraph-properties fo:text-align="center" style:justify-single-word="false"/>
      <style:text-properties style:font-name="Arial" fo:font-size="8pt" fo:font-weight="normal" officeooo:rsid="00369246" officeooo:paragraph-rsid="00230f66"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24aeb4"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4aeb4"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style:letter-kerning="true" style:font-size-asian="12pt"/>
    </style:style>
    <style:style style:name="P8"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9" style:family="paragraph" style:parent-style-name="Standard">
      <style:paragraph-properties fo:margin-top="1cm" fo:margin-bottom="0cm" loext:contextual-spacing="false" fo:text-align="center" style:justify-single-word="false"/>
      <style:text-properties fo:text-transform="uppercase" style:font-name="Times New Roman" fo:font-size="12pt" fo:font-weight="bold" style:letter-kerning="true" style:font-size-asian="12pt" style:font-weight-asian="bold" style:font-weight-complex="bold"/>
    </style:style>
    <style:style style:name="P10"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1"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4" style:family="paragraph" style:parent-style-name="Standard">
      <style:paragraph-properties fo:margin-top="0cm" fo:margin-bottom="0.139cm" loext:contextual-spacing="false" fo:line-height="100%"/>
      <style:text-properties style:font-name="Times New Roman" fo:font-style="normal" fo:font-weight="normal" officeooo:paragraph-rsid="0016b634" style:letter-kerning="true" style:font-style-asian="normal" style:font-weight-asian="normal" style:font-style-complex="normal" style:font-weight-complex="normal"/>
    </style:style>
    <style:style style:name="P15" style:family="paragraph" style:parent-style-name="Standard">
      <style:paragraph-properties fo:margin-top="0cm" fo:margin-bottom="0.139cm" loext:contextual-spacing="false" fo:line-height="100%"/>
      <style:text-properties style:font-name="Times New Roman" fo:font-style="normal" fo:font-weight="normal" officeooo:rsid="001f054d" officeooo:paragraph-rsid="001f054d" style:letter-kerning="true" style:font-style-asian="normal" style:font-weight-asian="normal" style:font-style-complex="normal" style:font-weight-complex="normal"/>
    </style:style>
    <style:style style:name="P16" style:family="paragraph" style:parent-style-name="Standard">
      <style:paragraph-properties fo:margin-left="0cm" fo:margin-right="0cm" fo:margin-top="1cm" fo:margin-bottom="1cm" loext:contextual-spacing="false" fo:text-align="center" style:justify-single-word="false" fo:text-indent="0cm" style:auto-text-indent="false"/>
      <style:text-properties style:font-name="Times New Roman" style:letter-kerning="true"/>
    </style:style>
    <style:style style:name="P17"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8"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12bf86" style:letter-kerning="true" style:font-style-asian="normal" style:font-style-complex="normal"/>
    </style:style>
    <style:style style:name="P19"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5b0c05" style:letter-kerning="true" style:font-style-asian="normal" style:font-style-complex="normal"/>
    </style:style>
    <style:style style:name="P20"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5be340" officeooo:paragraph-rsid="005be340" style:letter-kerning="true" style:font-style-asian="normal" style:font-style-complex="normal"/>
    </style:style>
    <style:style style:name="P21" style:family="paragraph" style:parent-style-name="Standard">
      <style:paragraph-properties fo:margin-top="0cm" fo:margin-bottom="0cm" loext:contextual-spacing="false" fo:text-align="start" style:justify-single-word="false">
        <style:tab-stops/>
      </style:paragraph-properties>
      <style:text-properties style:font-name="Times New Roman" fo:font-style="normal" fo:font-weight="bold" officeooo:rsid="0006b06b" officeooo:paragraph-rsid="00236e85" style:letter-kerning="true" style:font-style-asian="normal" style:font-weight-asian="bold" style:font-style-complex="normal" style:font-weight-complex="bold"/>
    </style:style>
    <style:style style:name="P22"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3" style:family="paragraph">
      <style:paragraph-properties fo:text-align="center"/>
    </style:style>
    <style:style style:name="T1" style:family="text">
      <style:text-properties officeooo:rsid="00230f66"/>
    </style:style>
    <style:style style:name="T2" style:family="text">
      <style:text-properties fo:font-weight="bold" style:font-weight-asian="bold" style:font-weight-complex="bold"/>
    </style:style>
    <style:style style:name="T3" style:family="text">
      <style:text-properties fo:font-weight="bold" officeooo:rsid="005b0c05" style:font-weight-asian="bold" style:font-weight-complex="bold"/>
    </style:style>
    <style:style style:name="T4" style:family="text">
      <style:text-properties officeooo:rsid="0012bf86"/>
    </style:style>
    <style:style style:name="T5" style:family="text">
      <style:text-properties officeooo:rsid="0019b617"/>
    </style:style>
    <style:style style:name="T6" style:family="text">
      <style:text-properties officeooo:rsid="005b0c05"/>
    </style:style>
    <style:style style:name="T7" style:family="text">
      <style:text-properties officeooo:rsid="00237bab"/>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Assunto: " text:name="Assunto"/>
        <text:user-field-decl office:value-type="string" office:string-value="DESTINATÁRIO: " text:name="Destino"/>
        <text:user-field-decl office:value-type="string" office:string-value="Carta nº " text:name="MemoN"/>
        <text:user-field-decl office:value-type="string" office:string-value="NomeDoPericiando" text:name="Referencia"/>
        <text:user-field-decl office:value-type="string" office:string-value="Agência da Previdência Social Belo Horizonte Sul" text:name="LocalTrabalho"/>
        <text:user-field-decl office:value-type="string" office:string-value="" text:name="Requerente"/>
        <text:user-field-decl office:value-type="string" office:string-value="" text:name="Inscricao"/>
        <text:user-field-decl office:value-type="string" office:string-value="" text:name="Beneficio"/>
        <text:user-field-decl office:value-type="string" office:string-value="Agência da Previdência Social Belo Horizonte Sul - situada na R. Guaicurus, 312, 2º andar, B. Centro - CEP: 30.111-060" text:name="EnderecoRecurso"/>
      </text:user-field-decls>
      <draw:line text:anchor-type="page" text:anchor-page-number="1" draw:z-index="0" draw:style-name="gr1" draw:text-style-name="P23" svg:x1="0cm" svg:y1="14.85cm" svg:x2="0.701cm" svg:y2="14.85cm">
        <text:p/>
      </draw:line>
      <text:p text:style-name="P21"><text:user-field-get text:name="LocalTrabalho">Agência da Previdência Social Belo Horizonte Sul</text:user-field-get></text:p>
      <text:p text:style-name="P10">Belo Horizonte, <text:date style:data-style-name="N76" text:date-value="2017-06-10T19:17:03.706999956">10 de junho de 2017</text:date>.</text:p>
      <text:p text:style-name="P13">A Sua Senhoria o(a) Senhor(a)</text:p>
      <text:p text:style-name="P15"><text:user-field-get text:name="Requerente"/></text:p>
      <text:p text:style-name="P14">NIT: <text:user-field-get text:name="Inscricao"/></text:p>
      <text:p text:style-name="P11"><text:user-field-get text:name="Assunto">Assunto: </text:user-field-get><text:span text:style-name="T3"><text:text-input text:description="Assunto">Resultado da solicitação de revisão de benefício</text:text-input></text:span></text:p>
      <text:p text:style-name="P12">Ref: <text:user-field-get text:name="Beneficio"/></text:p>
      <text:list xml:id="list23852338" text:style-name="L1">
        <text:list-header>
          <text:p text:style-name="P22">Prezado(a) Senhor(a),</text:p>
        </text:list-header>
      </text:list>
      <text:p text:style-name="P19">Em atenção a sua solicitação de <text:span text:style-name="T6">revisão de benefício</text:span> apresentad<text:span text:style-name="T6">a</text:span> no dia <text:span text:style-name="T4"><text:date style:data-style-name="N36" text:date-value="2017-06-10T19:17:03.720000288">10/06/2017</text:date></text:span>, informamos que não foi reconhecido o direito <text:span text:style-name="T6">à revisão, considerando que não existem elementos para a alteração do salário de benefício nem da sua renda mensal inicial</text:span>.</text:p>
      <text:p text:style-name="P19">De acordo com o <text:span text:style-name="T7">item I do art. 29 da Lei 8.213</text:span>, <text:span text:style-name="T7">o fator previdenciário deve incidir em todas as aposentadorias por idade e por tempo de contribuição</text:span>.</text:p>
      <text:p text:style-name="P20">Já o § 1º do art. 201 da Constituição Federal de 1988 veda a adoção de requisitos e critérios diferenciados para a concessão de aposentadoria no Regime Geral de Previdência Social, exceto nos casos de atividades exercidas sob condições especiais que prejudique a saúde e a integridade física ou quando se tratar de segurados portadores de deficiência, nos termos definidos em lei complementar.</text:p>
      <text:p text:style-name="P17">Desta decisão poderá ser interposto recurso à Junta de Recursos da Previdência Social, dentro do prazo de 30 (trinta) dias, contados da data do recebimento da presente comunicação.</text:p>
      <text:p text:style-name="P18">O recurso deverá ser protocolado na <text:user-field-get text:name="EnderecoRecurso">Agência da Previdência Social Belo Horizonte Sul - situada na R. Guaicurus, 312, 2º andar, B. Centro - CEP: 30.111-060</text:user-field-get><text:span text:style-name="T5"> </text:span>– Belo Horizonte/MG, no horário de 07:00 as 17:00, pessoalmente ou via representante legal, no <text:span text:style-name="T2">setor de revisão e recurso, mediante agendamento prévio</text:span>.</text:p>
      <text:p text:style-name="P16">Atenciosamente,</text:p>
      <text:p text:style-name="P9"><text:author-name text:fixed="false">Douglas Rodrigues de Almeida</text:author-name></text:p>
      <text:p text:style-name="P7">Técnico do Seguro Social</text:p>
      <text:p text:style-name="P8">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6pt" fo:font-weight="bold" officeooo:paragraph-rsid="00230f66" style:font-size-asian="6pt" style:font-weight-asian="bold" style:font-size-complex="6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230f66"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paragraph-rsid="00230f66" style:font-size-asian="8pt" style:font-weight-asian="normal" style:font-size-complex="8pt" style:font-weight-complex="normal"/>
    </style:style>
    <style:style style:name="MP4" style:family="paragraph" style:parent-style-name="Header">
      <style:paragraph-properties fo:text-align="center" style:justify-single-word="false"/>
      <style:text-properties style:font-name="Arial" fo:font-size="8pt" fo:font-weight="normal" officeooo:rsid="00369246" officeooo:paragraph-rsid="00230f66"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24aeb4"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4aeb4" style:font-size-asian="9pt" style:font-style-asian="normal" style:font-weight-asian="normal" style:font-size-complex="9pt" style:font-style-complex="normal" style:font-weight-complex="normal"/>
    </style:style>
    <style:style style:name="MT1" style:family="text">
      <style:text-properties officeooo:rsid="00230f66"/>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fo:background-color="transparent" style:dynamic-spacing="false" draw:fill="none" draw:fill-color="#99ccff"/>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y="0.6cm" svg:width="2.032cm" svg:height="2.032cm" draw:z-index="1"><draw:image xlink:href="Pictures/10000000000000F0000000F013D63E61E3BDED3E.png" xlink:type="simple" xlink:show="embed" xlink:actuate="onLoad"/></draw:frame><text:tab/></text:p>
        <text:p text:style-name="MP2"><draw:frame draw:style-name="Mfr1" draw:name="figuras2" text:anchor-type="paragraph" svg:y="0.6cm" svg:width="2.032cm" svg:height="2.032cm" draw:z-index="2"><draw:image xlink:href="Pictures/10000000000000F0000000F013D63E61E3BDED3E.png" xlink:type="simple" xlink:show="embed" xlink:actuate="onLoad"/></draw:frame></text:p>
        <text:p text:style-name="MP3"><draw:frame draw:style-name="Mfr1" draw:name="Figura3" text:anchor-type="paragraph" svg:y="0.6cm" svg:width="2.032cm" svg:height="2.032cm" draw:z-index="3"><draw:image xlink:href="Pictures/10000000000000F0000000F013D63E61E3BDED3E.png" xlink:type="simple" xlink:show="embed" xlink:actuate="onLoad"/></draw:frame></text:p>
        <text:p text:style-name="MP4"><draw:frame draw:style-name="Mfr1" draw:name="Figura2" text:anchor-type="paragraph" svg:y="0.6cm" svg:width="2.032cm" svg:height="2.032cm" draw:z-index="4"><draw:image xlink:href="Pictures/10000000000000F0000000F013D63E61E3BDED3E.png" xlink:type="simple" xlink:show="embed" xlink:actuate="onLoad"/></draw:frame>INSTITUTO NACIONAL DO SEGURO SOCIA<text:span text:style-name="MT1">L</text:span></text:p>
      </style:header>
      <style:footer>
        <text:user-field-decls>
          <text:user-field-decl office:value-type="string" office:string-value="APS BH Sul - R. Guaicurus, 312, 2º andar, B. Centro - CEP: 30.111-060" text:name="EnderecoEmissor"/>
        </text:user-field-decls>
        <text:p text:style-name="MP5">Proteção para o trabalhador e sua família</text:p>
        <text:p text:style-name="MP6"><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06-08-17T15:36:21</meta:creation-date>
    <dc:date>2017-06-10T19:17:03.421000000</dc:date>
    <dc:language>pt-BR</dc:language>
    <meta:editing-cycles>248</meta:editing-cycles>
    <meta:editing-duration>PT18H54M50S</meta:editing-duration>
    <dc:title>Resultado da Revisão de Benefício</dc:title>
    <dc:description>Integrante do Modelos de Documentos 2017.</dc:description>
    <dc:creator>Douglas Rodrigues de Almeida</dc:creator>
    <meta:document-statistic meta:table-count="0" meta:image-count="4" meta:object-count="0" meta:page-count="1" meta:paragraph-count="21" meta:word-count="277" meta:character-count="1714" meta:non-whitespace-character-count="1454"/>
    <meta:user-defined meta:name="Versão">2.0</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Dim Dlg As Object

Type DadosCarta
	APSEmitente as String
	APSEndereco as String
	Requerente as String
	NIT as String
	Beneficio as String
end type

Sub BotaoDicaClicar
    Dim Msg as String
    Msg = "Dica para automatizar seu nome e matrícula" + Chr(13) + Chr(13)
    Msg = Msg + "Para exibir seu nome e sua matrícula automaticamente, abra uma janela separada do LibreOffice, clique no menu Ferramentas e vá para Opções." + Chr(13)
    Msg = Msg + "Digite seu nome completo no campo Nome e sua matrícula no campo Cargo. Clique em OK para salvar."
	MsgBox(Msg, 0+32, "Dica")
End Sub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GerarDocumento(Dados as DadosCarta)
	Dim LocalTrabalho as String
	Dim EnderecoEmitente as String
	Dim EnderecoRecurso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Requerente") then 
	       oTextfieldMaster.Content = Dados.Requerente
	     elseif oTextfieldMaster.InstanceName =("com.sun.star.text.fieldmaster.User.Inscricao") then 
	       oTextfieldMaster.Content = Dados.NIT
	     elseif oTextfieldMaster.InstanceName =("com.sun.star.text.fieldmaster.User.Beneficio") then
	       oTextfieldMaster.Content = Dados.Benefici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lseif oTextfieldMaster.InstanceName =("com.sun.star.text.fieldmaster.User.EnderecoRecurso") then
	       EnderecoRecurso = Replace(Dados.APSEmitente, "APS", "Agência da Previdência Social")
	       EnderecoRecurso = Replace(EnderecoRecurso, "BH", "Belo Horizonte")
	       EnderecoRecurso = Replace(EnderecoRecurso, "APSADJ", "Agência da Previdência Social de Atendimento a Demandas Judiciais")
	       EnderecoRecurso = Replace(EnderecoRecurso, "APSAI", "Agência da Previdência Social de Acordo Internacionais")
	       EnderecoRecurso = EnderecoRecurso &amp; " - situada na " &amp; Dados.APSEndereco
	       oTextfieldMaster.Content = EnderecoRecurso
	     end if
	   end if
    wend
End Sub

Sub Imprimir
   GlobalScope.BasicLibraries.LoadLibrary("Tools")
   DispatchSlot(5504)
End Sub

Sub PreencherListBox(Lista() as String, ByVal ListBox as Object, SelectedID as Integer)
	Dim i, j as Integer

	for i = LBound(Lista) to UBound(Lista)
		j = ListBox.getItemCount()
		ListBox.addItem(Lista(i), j)
	Next i
	ListBox.selectItemPos(SelectedID, True)
End Sub

Sub Centralizar(Dialogo as Object)
	Janela = ThisComponent.CurrentController.Frame.ContainerWindow
	Posicao = Janela.getPosSize()

	NovoX = Posicao.Width / 2 - Dlg.Size.Width / 2
	NovoY = Posicao.Height / 2 - Dlg.Size.Height / 2
	Dlg.setPosSize(NovoX, NovoY, Dlg.Size.Width, Dlg.Size.Height, 15)
End Sub

Sub Main
	Dim APSNome(9) as String
	Dim APSRua(9) as String
	Dim APSBairro(9) as String
	Dim APSCEP(9) as String
	Dim ListBox as Object
	Dim varAPSID as Integer
	Dim varDados as DadosCarta

	InicializarArrays(APSNome, APSRua, APSBairro, APSCEP)
	DialogLibraries.LoadLibrary("Standard")
	Dlg = CreateUnoDialog(DialogLibraries.Standard.Carta_Exigencia)
	Centralizar(Dlg)
	ListBox = Dlg.GetControl("listaAPS")
	PreencherListBox(APSNome, ListBox, 6)
	Select Case Dlg.Execute()
	Case 1
		varAPSID = Dlg.GetControl("listaAPS").getSelectedItemPos()
		varDados.APSEmitente = APSNome(varAPSID)
		varDados.APSEndereco = APSRua(varAPSID) &amp; ", " &amp; APSBairro(varAPSID) &amp; " - CEP: " &amp; APSCEP(varAPSID) 
		varDados.Nit = Dlg.GetControl("editNIT").Text()
		varDados.Beneficio = Dlg.GetControl("editBeneficio").Text()
		varDados.Requerente = Dlg.GetControl("editNome").Text()
		if Dlg.GetControl("checNaoImprimir").State = 0 then
			bImprimir = true
		else
			bImprimir = false
		endif
		GerarDocumento(varDados)
		if bImprimir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arta_Exigencia.xml><?xml version="1.0" encoding="utf-8"?>
<!DOCTYPE window  PUBLIC '-//OpenOffice.org//DTD OfficeDocument 1.0//EN'  'dialog.dtd'>
<dlg:window xmlns:dlg="http://openoffice.org/2000/dialog" xmlns:script="http://openoffice.org/2000/script" dlg:id="CartaDesaposentacao" dlg:left="95" dlg:top="6" dlg:width="152" dlg:height="146" dlg:closeable="true" dlg:moveable="true" dlg:title="Gerar carta para indeferimento de revisão">
  <dlg:styles>
    <dlg:style dlg:style-id="0" dlg:font-weight="150"/>
  </dlg:styles>
  <dlg:bulletinboard>
    <dlg:titledbox dlg:style-id="0" dlg:id="FrameControl1" dlg:tab-index="1" dlg:left="4" dlg:top="3" dlg:width="146" dlg:height="28">
      <dlg:title dlg:value="Seu local de trabalho"/>
    </dlg:titledbox>
    <dlg:titledbox dlg:style-id="0" dlg:id="FrameControl2" dlg:tab-index="5" dlg:left="3" dlg:top="36" dlg:width="146" dlg:height="71">
      <dlg:title dlg:value="Requerente"/>
    </dlg:titledbox>
    <dlg:text dlg:id="Label1" dlg:tab-index="6" dlg:left="10" dlg:top="46" dlg:width="19" dlg:height="9" dlg:value="Nome:"/>
    <dlg:text dlg:id="Label2" dlg:tab-index="7" dlg:left="10" dlg:top="77" dlg:width="19" dlg:height="9" dlg:value="NIT:"/>
    <dlg:text dlg:id="Label3" dlg:tab-index="8" dlg:left="80" dlg:top="77" dlg:width="39" dlg:height="9" dlg:value="Benefício:"/>
    <dlg:menulist dlg:id="listaAPS" dlg:tab-index="0" dlg:left="10" dlg:top="13" dlg:width="135" dlg:height="14" dlg:page="1" dlg:spin="true"/>
    <dlg:textfield dlg:id="editNome" dlg:tab-index="2" dlg:left="10" dlg:top="56" dlg:width="135" dlg:height="14"/>
    <dlg:formattedfield dlg:id="editNIT" dlg:tab-index="3" dlg:left="10" dlg:top="87" dlg:width="65" dlg:height="14" dlg:format-code="0&quot;.&quot;000&quot;.&quot;000&quot;.&quot;000&quot;-&quot;0" dlg:format-locale="en;US"/>
    <dlg:formattedfield dlg:id="editBeneficio" dlg:tab-index="4" dlg:left="80" dlg:top="87" dlg:width="65" dlg:height="14" dlg:format-code="000&quot;.&quot;000&quot;.&quot;000&quot;-&quot;0" dlg:format-locale="en;US"/>
    <dlg:checkbox dlg:id="checNaoImprimir" dlg:tab-index="9" dlg:left="4" dlg:top="110" dlg:width="131" dlg:height="8" dlg:value="Não imprimir documento diretamente" dlg:checked="false"/>
    <dlg:button dlg:id="btoOK" dlg:tab-index="10" dlg:left="55" dlg:top="125" dlg:width="45" dlg:height="16" dlg:default="true" dlg:value="OK" dlg:button-type="ok"/>
    <dlg:button dlg:id="btoCancelar" dlg:tab-index="11" dlg:left="104" dlg:top="125" dlg:width="45" dlg:height="16" dlg:default="true" dlg:value="Cancelar" dlg:button-type="cancel"/>
    <dlg:button dlg:id="botaoDica" dlg:tab-index="12" dlg:left="4" dlg:top="125" dlg:width="16" dlg:height="14" dlg:help-text="Dica" dlg:tabstop="false" dlg:image-position="left-center" dlg:image-align="left" dlg:grab-focus="false">
      <script:event script:event-name="on-performaction" script:macro-name="vnd.sun.star.script:Standard.Modulo.BotaoDicaClicar?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arta_Exigen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